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404040" loext:opacity="100%" style:font-name="Inter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404040" loext:opacity="100%" style:font-name="Inter" fo:letter-spacing="normal" fo:font-style="normal" fo:font-weight="normal"/>
    </style:style>
    <style:style style:name="P3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8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fo:color="#404040" loext:opacity="100%" style:font-name="Inter" fo:letter-spacing="normal" fo:font-style="normal" fo:font-weight="normal"/>
    </style:style>
    <style:style style:name="P9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.318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3" style:family="paragraph" style:parent-style-name="Text_20_body">
      <style:paragraph-properties fo:margin-left="0.318cm" fo:margin-right="0cm" fo:text-indent="0cm" style:auto-text-indent="false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0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T1" style:family="text"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T2" style:family="text">
      <style:text-properties style:font-name="KaTeX Main"/>
    </style:style>
    <style:style style:name="T3" style:family="text">
      <style:text-properties style:font-name="KaTeX Math" fo:font-style="italic"/>
    </style:style>
    <style:style style:name="T4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) Descreva um sistema VSAT. Fale sobre topologias usadas, organização dos canais de comunicação, principais aplicações.</text:h>
      <text:p text:style-name="P2"/>
      <text:p text:style-name="P3"><text:span text:style-name="Strong_20_Emphasis"><text:span text:style-name="T1">Sistema VSAT (Very Small Aperture Terminal):</text:span></text:span><text:span text:style-name="T1"><text:line-break/>Um sistema VSAT é uma rede de comunicação via satélite que utiliza antenas de pequeno diâmetro (geralmente entre 0,6 a 3,8 metros) para transmitir e receber dados. Ele é composto por uma estação central (hub) e várias estações remotas (terminais VSAT). A comunicação ocorre via satélite geoestacionário, que atua como um repetidor entre as estações.</text:span></text:p>
      <text:p text:style-name="P3"><text:span text:style-name="Strong_20_Emphasis"><text:span text:style-name="T1">Topologias usadas:</text:span></text:span></text:p>
      <text:list text:style-name="L1">
        <text:list-item>
          <text:p text:style-name="P4"><text:span text:style-name="Strong_20_Emphasis"><text:span text:style-name="T1">Topologia em estrela:</text:span></text:span><text:span text:style-name="T1"> Todas as comunicações passam pela estação central (hub), que gerencia o tráfego entre os terminais VSAT.</text:span></text:p>
        </text:list-item>
        <text:list-item>
          <text:p text:style-name="P4"><text:span text:style-name="Strong_20_Emphasis"><text:span text:style-name="T1">Topologia mesh (malha):</text:span></text:span><text:span text:style-name="T1"> Os terminais VSAT podem se comunicar diretamente entre si, sem passar pelo hub, reduzindo a latência.</text:span></text:p>
        </text:list-item>
        <text:list-item>
          <text:p text:style-name="P4"><text:span text:style-name="Strong_20_Emphasis"><text:span text:style-name="T1">Topologia híbrida:</text:span></text:span><text:span text:style-name="T1"> Combina características das topologias em estrela e mesh.</text:span></text:p>
        </text:list-item>
      </text:list>
      <text:p text:style-name="P3"><text:span text:style-name="Strong_20_Emphasis"><text:span text:style-name="T1">Organização dos canais de comunicação:</text:span></text:span></text:p>
      <text:list text:style-name="L2">
        <text:list-item>
          <text:p text:style-name="P5"><text:span text:style-name="Strong_20_Emphasis"><text:span text:style-name="T1">Canal outbound:</text:span></text:span><text:span text:style-name="T1"> Transmissão do hub para os terminais VSAT.</text:span></text:p>
        </text:list-item>
        <text:list-item>
          <text:p text:style-name="P5"><text:span text:style-name="Strong_20_Emphasis"><text:span text:style-name="T1">Canal inbound:</text:span></text:span><text:span text:style-name="T1"> Transmissão dos terminais VSAT para o hub.</text:span></text:p>
        </text:list-item>
        <text:list-item>
          <text:p text:style-name="P6">Os canais podem ser organizados em TDMA (Time Division Multiple Access), FDMA (Frequency Division Multiple Access) ou SCPC (Single Channel Per Carrier).</text:p>
        </text:list-item>
      </text:list>
      <text:p text:style-name="P3"><text:span text:style-name="Strong_20_Emphasis"><text:span text:style-name="T1">Principais aplicações:</text:span></text:span></text:p>
      <text:list text:style-name="L3">
        <text:list-item>
          <text:p text:style-name="P7">Conexão de internet em áreas remotas.</text:p>
        </text:list-item>
        <text:list-item>
          <text:p text:style-name="P7">Comunicação corporativa (sede e filiais).</text:p>
        </text:list-item>
        <text:list-item>
          <text:p text:style-name="P7">Telemetria e monitoramento remoto.</text:p>
        </text:list-item>
        <text:list-item>
          <text:p text:style-name="P7">Transmissão de dados bancários.</text:p>
        </text:list-item>
        <text:list-item>
          <text:p text:style-name="P7">Aplicações militares e governamentais.</text:p>
        </text:list-item>
      </text:list>
      <text:p text:style-name="Horizontal_20_Line"/>
      <text:h text:style-name="P8" text:outline-level="3">2) Quais as funções da Estação Mestre numa rede VSAT?</text:h>
      <text:p text:style-name="P9">A Estação Mestre (ou hub) é o centro de controle de uma rede VSAT. Suas principais funções incluem:</text:p>
      <text:list text:style-name="L4">
        <text:list-item>
          <text:p text:style-name="P10">Gerenciar o tráfego de dados entre os terminais VSAT.</text:p>
        </text:list-item>
        <text:list-item>
          <text:p text:style-name="P10">Controlar o acesso ao satélite (alocação de canais e largura de banda).</text:p>
        </text:list-item>
        <text:list-item>
          <text:p text:style-name="P10">Monitorar e corrigir erros de transmissão.</text:p>
        </text:list-item>
        <text:list-item>
          <text:p text:style-name="P10">Fornecer sincronização para os terminais VSAT.</text:p>
        </text:list-item>
        <text:list-item>
          <text:p text:style-name="P10">Realizar a modulação e demodulação dos sinais.</text:p>
        </text:list-item>
      </text:list>
      <text:p text:style-name="Horizontal_20_Line"><text:soft-page-break/></text:p>
      <text:h text:style-name="P8" text:outline-level="3">3) O que é canal inbound e canal outbound em uma rede VSAT?</text:h>
      <text:list text:style-name="L5">
        <text:list-item>
          <text:p text:style-name="P11"><text:span text:style-name="Strong_20_Emphasis"><text:span text:style-name="T1">Canal outbound:</text:span></text:span><text:span text:style-name="T1"> É o canal de transmissão do hub para os terminais VSAT. Geralmente, é um canal de alta velocidade que transporta dados, voz ou vídeo para todos os terminais da rede.</text:span></text:p>
        </text:list-item>
        <text:list-item>
          <text:p text:style-name="P11"><text:span text:style-name="Strong_20_Emphasis"><text:span text:style-name="T1">Canal inbound:</text:span></text:span><text:span text:style-name="T1"> É o canal de transmissão dos terminais VSAT para o hub. Normalmente, é um canal de menor velocidade, usado para enviar solicitações ou dados dos terminais para a estação central.</text:span></text:p>
        </text:list-item>
      </text:list>
      <text:p text:style-name="Horizontal_20_Line"/>
      <text:h text:style-name="P8" text:outline-level="3">4) Sobre GPS, o que é pseudo range? Como é estimado?</text:h>
      <text:p text:style-name="P3"><text:span text:style-name="Strong_20_Emphasis"><text:span text:style-name="T1">Pseudo range:</text:span></text:span><text:span text:style-name="T1"> É a distância aparente entre um satélite GPS e o receptor, calculada com base no tempo que o sinal leva para viajar do satélite até o receptor. Ele é chamado de "pseudo" porque inclui erros, como atrasos na ionosfera e troposfera, e imprecisões no relógio do receptor.</text:span></text:p>
      <text:p text:style-name="P3"><text:span text:style-name="Strong_20_Emphasis"><text:span text:style-name="T1">Como é estimado:</text:span></text:span><text:span text:style-name="T1"><text:line-break/>O receptor GPS mede o tempo de propagação do sinal multiplicando-o pela velocidade da luz. A fórmula básica é:</text:span></text:p>
      <text:p text:style-name="P12"><draw:frame draw:style-name="fr1" draw:name="Quadro1" text:anchor-type="char" svg:width="0.041cm" draw:z-index="0"><draw:text-box fo:min-height="0.041cm"><text:p text:style-name="P13">Pseudo range=c⋅(tr−ts)</text:p></draw:text-box></draw:frame><text:span text:style-name="T2">Pseudo range=</text:span><text:span text:style-name="T3">c</text:span><text:span text:style-name="T2">⋅(</text:span><text:span text:style-name="T3">tr</text:span><text:span text:style-name="T2">​−</text:span><text:span text:style-name="T3">ts</text:span><text:span text:style-name="T2">​)</text:span><text:line-break/>Onde:</text:p>
      <text:list text:style-name="L6">
        <text:list-item>
          <text:p text:style-name="P14"><draw:frame draw:style-name="fr1" draw:name="Quadro2" text:anchor-type="char" svg:width="0.041cm" draw:z-index="1"><draw:text-box fo:min-height="0.041cm"><text:p text:style-name="P15">c</text:p></draw:text-box></draw:frame><text:span text:style-name="T3">c</text:span> = velocidade da luz.</text:p>
        </text:list-item>
        <text:list-item>
          <text:p text:style-name="P16"><draw:frame draw:style-name="fr1" draw:name="Quadro3" text:anchor-type="char" svg:width="0.041cm" draw:z-index="2"><draw:text-box fo:min-height="0.041cm"><text:p text:style-name="P15">tr</text:p></draw:text-box></draw:frame><text:span text:style-name="T3">tr</text:span><text:span text:style-name="T2">​</text:span> = tempo de recepção no receptor.</text:p>
        </text:list-item>
        <text:list-item>
          <text:p text:style-name="P16"><draw:frame draw:style-name="fr1" draw:name="Quadro4" text:anchor-type="char" svg:width="0.041cm" draw:z-index="3"><draw:text-box fo:min-height="0.041cm"><text:p text:style-name="P15">ts</text:p></draw:text-box></draw:frame><text:span text:style-name="T3">ts</text:span><text:span text:style-name="T2">​</text:span> = tempo de transmissão no satélite.</text:p>
        </text:list-item>
      </text:list>
      <text:p text:style-name="Horizontal_20_Line"/>
      <text:h text:style-name="P8" text:outline-level="3">5) Como a posição do receptor GPS é calculada?</text:h>
      <text:p text:style-name="P3"><text:span text:style-name="T1">A posição do receptor GPS é calculada usando a técnica de </text:span><text:span text:style-name="Strong_20_Emphasis"><text:span text:style-name="T1">triangulação</text:span></text:span><text:span text:style-name="T1">. O receptor precisa receber sinais de pelo menos quatro satélites para determinar sua posição tridimensional (latitude, longitude e altitude). O cálculo é baseado nas seguintes etapas:</text:span></text:p>
      <text:list text:style-name="L7">
        <text:list-item>
          <text:p text:style-name="P17">Mede o pseudo range para cada satélite.</text:p>
        </text:list-item>
        <text:list-item>
          <text:p text:style-name="P17">Resolve um sistema de equações para determinar as coordenadas do receptor e corrigir o erro do relógio do receptor.</text:p>
        </text:list-item>
      </text:list>
      <text:p text:style-name="Horizontal_20_Line"/>
      <text:h text:style-name="P8" text:outline-level="3"><text:soft-page-break/>6) Quais as informações enviadas ao receptor GPS?</text:h>
      <text:p text:style-name="P9">As informações enviadas ao receptor GPS incluem:</text:p>
      <text:list text:style-name="L8">
        <text:list-item>
          <text:p text:style-name="P18"><text:span text:style-name="Strong_20_Emphasis"><text:span text:style-name="T1">Efemérides:</text:span></text:span><text:span text:style-name="T1"> Dados precisos sobre a órbita e posição do satélite.</text:span></text:p>
        </text:list-item>
        <text:list-item>
          <text:p text:style-name="P18"><text:span text:style-name="Strong_20_Emphasis"><text:span text:style-name="T1">Almanaque:</text:span></text:span><text:span text:style-name="T1"> Informações aproximadas sobre a localização de todos os satélites na constelação GPS.</text:span></text:p>
        </text:list-item>
        <text:list-item>
          <text:p text:style-name="P18"><text:span text:style-name="Strong_20_Emphasis"><text:span text:style-name="T1">Timestamp:</text:span></text:span><text:span text:style-name="T1"> Hora exata em que o sinal foi transmitido.</text:span></text:p>
        </text:list-item>
        <text:list-item>
          <text:p text:style-name="P18"><text:span text:style-name="Strong_20_Emphasis"><text:span text:style-name="T1">Status do satélite:</text:span></text:span><text:span text:style-name="T1"> Indica se o satélite está operacional ou não.</text:span></text:p>
        </text:list-item>
      </text:list>
      <text:p text:style-name="Horizontal_20_Line"/>
      <text:h text:style-name="P8" text:outline-level="3">7) Quais os componentes de um sistema DTH?</text:h>
      <text:p text:style-name="P9">Um sistema DTH (Direct-To-Home) é composto por:</text:p>
      <text:list text:style-name="L9">
        <text:list-item>
          <text:p text:style-name="P19"><text:span text:style-name="Strong_20_Emphasis"><text:span text:style-name="T1">Satélite geoestacionário:</text:span></text:span><text:span text:style-name="T1"> Transmite os sinais de TV diretamente para as residências.</text:span></text:p>
        </text:list-item>
        <text:list-item>
          <text:p text:style-name="P19"><text:span text:style-name="Strong_20_Emphasis"><text:span text:style-name="T1">Antena parabólica:</text:span></text:span><text:span text:style-name="T1"> Instalada no usuário final para captar os sinais do satélite.</text:span></text:p>
        </text:list-item>
        <text:list-item>
          <text:p text:style-name="P19"><text:span text:style-name="Strong_20_Emphasis"><text:span text:style-name="T1">LNB (Low Noise Block):</text:span></text:span><text:span text:style-name="T1"> Converte o sinal de alta frequência recebido pela antena para uma frequência mais baixa.</text:span></text:p>
        </text:list-item>
        <text:list-item>
          <text:p text:style-name="P19"><text:span text:style-name="Strong_20_Emphasis"><text:span text:style-name="T1">Receptor DTH (Set-top box):</text:span></text:span><text:span text:style-name="T1"> Decodifica o sinal e o converte para exibição na TV.</text:span></text:p>
        </text:list-item>
        <text:list-item>
          <text:p text:style-name="P19"><text:span text:style-name="Strong_20_Emphasis"><text:span text:style-name="T1">Controle remoto:</text:span></text:span><text:span text:style-name="T1"> Para operar o receptor DTH.</text:span></text:p>
        </text:list-item>
      </text:list>
      <text:p text:style-name="Horizontal_20_Line"/>
      <text:h text:style-name="P8" text:outline-level="3">8) Quais as melhorias do padrão DVB-S2 em comparação ao DVB-S?</text:h>
      <text:p text:style-name="P9">O padrão DVB-S2 (Digital Video Broadcasting - Satellite - Second Generation) trouxe várias melhorias em relação ao DVB-S, incluindo:</text:p>
      <text:list text:style-name="L10">
        <text:list-item>
          <text:p text:style-name="P20">Maior eficiência espectral (até 30% a mais).</text:p>
        </text:list-item>
        <text:list-item>
          <text:p text:style-name="P20">Suporte a modulações avançadas (como 8PSK, 16APSK e 32APSK).</text:p>
        </text:list-item>
        <text:list-item>
          <text:p text:style-name="P20">Melhor correção de erros (uso de codificação LDPC - Low-Density Parity-Check).</text:p>
        </text:list-item>
        <text:list-item>
          <text:p text:style-name="P20">Maior flexibilidade para diferentes tipos de serviços (TV, internet, dados).</text:p>
        </text:list-item>
        <text:list-item>
          <text:p text:style-name="P20">Suporte a taxas de transmissão mais altas.</text:p>
        </text:list-item>
      </text:list>
      <text:p text:style-name="Horizontal_20_Line"/>
      <text:h text:style-name="P8" text:outline-level="3">9) É correto afirmar que o sistema DTH utiliza como método de acesso o CDMA?</text:h>
      <text:p text:style-name="P3"><text:span text:style-name="Strong_20_Emphasis"><text:span text:style-name="T1">Não.</text:span></text:span><text:span text:style-name="T1"> O sistema DTH utiliza o método de acesso </text:span><text:span text:style-name="Strong_20_Emphasis"><text:span text:style-name="T1">TDMA (Time Division Multiple Access)</text:span></text:span><text:span text:style-name="T1"> ou </text:span><text:span text:style-name="Strong_20_Emphasis"><text:span text:style-name="T1">FDMA (Frequency Division Multiple Access)</text:span></text:span><text:span text:style-name="T1"> para multiplexar os canais de TV. O CDMA (Code Division Multiple Access) é mais comum em sistemas de comunicação móvel, como celulares.</text:span></text:p>
      <text:p text:style-name="Horizontal_20_Line"/>
      <text:h text:style-name="P8" text:outline-level="3"><text:soft-page-break/>10) Relacione o método de acesso ao meio à aplicação:</text:h>
      <text:p text:style-name="P3"><text:span text:style-name="T4">(1) </text:span><text:span text:style-name="Strong_20_Emphasis"><text:span text:style-name="T4">SCPC</text:span></text:span><text:span text:style-name="T4"> (Single Channel Per Carrier) - ( ) </text:span><text:span text:style-name="Strong_20_Emphasis"><text:span text:style-name="T4">VSAT</text:span></text:span><text:span text:style-name="T4"><text:line-break/>(2) </text:span><text:span text:style-name="Strong_20_Emphasis"><text:span text:style-name="T4">CDMA</text:span></text:span><text:span text:style-name="T4"> (Code Division Multiple Access) - ( ) </text:span><text:span text:style-name="Strong_20_Emphasis"><text:span text:style-name="T4">GPS</text:span></text:span><text:span text:style-name="T4"><text:line-break/>(3) </text:span><text:span text:style-name="Strong_20_Emphasis"><text:span text:style-name="T4">Acesso simples</text:span></text:span><text:span text:style-name="T4"> - ( ) </text:span><text:span text:style-name="Strong_20_Emphasis"><text:span text:style-name="T4">DTH</text:span></text:span></text:p>
      <text:p text:style-name="P3"><text:span text:style-name="T4">Resposta correta:<text:line-break/>(1) SCPC - (</text:span><text:span text:style-name="T1">1</text:span><text:span text:style-name="T4">) VSAT<text:line-break/>(2) CDMA - (</text:span><text:span text:style-name="T1">2</text:span><text:span text:style-name="T4">) GPS<text:line-break/>(3) Acesso simples - (</text:span><text:span text:style-name="T1">3</text:span><text:span text:style-name="T4">) DT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1:41:14.833000000</meta:creation-date>
    <dc:date>2025-02-17T11:45:14.431000000</dc:date>
    <meta:editing-duration>PT4M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66" meta:word-count="869" meta:character-count="5281" meta:non-whitespace-character-count="4432"/>
  </office:meta>
</office:document-meta>
</file>